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9cm" fo:min-width="13.99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9.85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4.47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71cm" fo:min-width="8.19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28cm" fo:min-width="4.15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6cm" fo:min-width="5.43cm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pt" style:font-size-asian="44pt" style:font-size-complex="44pt"/>
    </style:style>
    <style:style style:name="P3" style:family="paragraph">
      <style:paragraph-properties fo:margin-left="0cm" fo:margin-right="0cm" fo:text-align="center" fo:text-indent="0cm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center" fo:text-indent="0cm">
        <style:tab-stops/>
      </style:paragraph-properties>
      <style:text-properties fo:font-size="26pt" style:font-size-asian="44pt" style:font-size-complex="4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 style:font-size-asian="44pt" style:font-size-complex="4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9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1" draw:id="id1" draw:layer="layout" svg:width="14.664cm" svg:height="1.706cm" svg:x="3.24cm" svg:y="1cm">
          <text:p text:style-name="P1"><text:span text:style-name="T1">Algoritmo de clasif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16.453cm" svg:height="3.334cm" svg:x="2.347cm" svg:y="4.235cm">
          <text:p text:style-name="P3"><text:span text:style-name="T1">Lectura de la BD </text:span></text:p>
          <text:p text:style-name="P3"><text:span text:style-name="T1">y lista de oficinas </text:span></text:p>
          <text:p text:style-name="P3"><text:span text:style-name="T1">para cada zon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7.906cm" svg:height="2.861cm" svg:x="6.624cm" svg:y="9.085cm">
          <text:p text:style-name="P1"><text:span text:style-name="T1">Lee registr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4" draw:id="id4" draw:layer="layout" svg:width="8.697cm" svg:height="2.021cm" svg:x="6.229cm" svg:y="19.696cm">
          <text:p text:style-name="P1"><text:span text:style-name="T1">Escribe la zon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6.587cm" svg:height="4.21cm" svg:x="7.31cm" svg:y="23.064cm">
          <text:p text:style-name="P5"><text:span text:style-name="T1">Siguiente</text:span></text:p>
          <text:p text:style-name="P5"><text:span text:style-name="T1"><text:s/></text:span><text:span text:style-name="T1">regis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0.572cm" svg:y1="2.706cm" svg:x2="10.574cm" svg:y2="4.235cm" draw:start-shape="id1" draw:start-glue-point="2" draw:end-shape="id2" draw:end-glue-point="5" svg:d="M10572 2706v765h2v764" svg:viewBox="0 0 3 1530">
          <text:p text:style-name="P5"><text:span text:style-name="T1"/></text:p>
        </draw:connector>
        <draw:connector draw:style-name="gr6" draw:text-style-name="P6" draw:layer="layout" svg:x1="10.574cm" svg:y1="7.569cm" svg:x2="10.577cm" svg:y2="9.085cm" draw:start-shape="id2" draw:start-glue-point="8" draw:end-shape="id3" draw:end-glue-point="4" svg:d="M10574 7569v758h3v758" svg:viewBox="0 0 4 1517">
          <text:p text:style-name="P5"><text:span text:style-name="T1"/></text:p>
        </draw:connector>
        <draw:connector draw:style-name="gr6" draw:text-style-name="P6" draw:layer="layout" svg:x1="10.577cm" svg:y1="21.717cm" svg:x2="10.604cm" svg:y2="23.064cm" draw:start-shape="id4" draw:start-glue-point="2" draw:end-shape="id5" draw:end-glue-point="4" svg:d="M10577 21717v673h27v674" svg:viewBox="0 0 28 1348">
          <text:p text:style-name="P5"><text:span text:style-name="T1"/></text:p>
        </draw:connector>
        <draw:connector draw:style-name="gr7" draw:text-style-name="P6" draw:layer="layout" draw:line-skew="0cm -3.523cm" svg:x1="10.604cm" svg:y1="27.274cm" svg:x2="6.624cm" svg:y2="10.516cm" draw:start-shape="id5" draw:start-glue-point="8" draw:end-shape="id3" draw:end-glue-point="5" svg:d="M10604 27274v502h-8004v-17260h4024" svg:viewBox="0 0 8005 17261">
          <text:p text:style-name="P5"><text:span text:style-name="T1"/></text:p>
        </draw:connector>
        <draw:custom-shape draw:style-name="gr8" draw:text-style-name="P8" xml:id="id6" draw:id="id6" draw:layer="layout" svg:width="11.859cm" svg:height="5.051cm" svg:x="4.648cm" svg:y="13.296cm">
          <text:p text:style-name="P7"><text:span text:style-name="T1">A qué oficina </text:span></text:p>
          <text:p text:style-name="P7"><text:span text:style-name="T1">corresponde </text:span></text:p>
          <text:p text:style-name="P1"><text:span text:style-name="T1">a la zo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9" draw:layer="layout" svg:x1="10.577cm" svg:y1="11.946cm" svg:x2="10.577cm" svg:y2="13.296cm" draw:start-shape="id3" draw:start-glue-point="6" draw:end-shape="id6" svg:d="M10577 11946v1350" svg:viewBox="0 0 1 1351">
          <text:p text:style-name="P1"/>
        </draw:connector>
        <draw:connector draw:style-name="gr6" draw:text-style-name="P9" draw:layer="layout" svg:x1="10.578cm" svg:y1="18.347cm" svg:x2="10.577cm" svg:y2="19.696cm" draw:start-shape="id6" draw:start-glue-point="6" draw:end-shape="id4" draw:end-glue-point="0" svg:d="M10578 18347v674h-1v675" svg:viewBox="0 0 2 1350">
          <text:p text:style-name="P1"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Predeterminado" style:page-layout-name="PM1" draw:style-name="Mdp1">
      <draw:frame presentation:style-name="Predeterminado-title" draw:layer="backgroundobjects" svg:width="17.099cm" svg:height="4.624cm" svg:x="1.949cm" svg:y="2.105cm" presentation:class="title" presentation:placeholder="true">
        <draw:text-box/>
      </draw:frame>
      <draw:frame presentation:style-name="Predeterminado-outline1" draw:layer="backgroundobjects" svg:width="17.099cm" svg:height="16.064cm" svg:x="1.949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3:50:30.428324611</meta:creation-date>
    <dc:date>2018-10-23T14:15:45.302470343</dc:date>
    <meta:editing-duration>PT14M40S</meta:editing-duration>
    <meta:editing-cycles>2</meta:editing-cycles>
    <meta:generator>LibreOffice/6.0.6.2$Linux_X86_64 LibreOffice_project/00m0$Build-2</meta:generator>
    <meta:document-statistic meta:object-count="35"/>
  </office:meta>
</office:document-meta>
</file>